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55,455,371,48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41,018,749,76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15,654,671,469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05,103,781,349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81,964,017,23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86,841,821,796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52,483,727,282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74,094,112,972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95,812,558,84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36,537,014,293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17,706,149,201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91,252,589,217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23,093,437,423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92,218,088,878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85,118,044,877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34,337,212,322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66,849,061,835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42,395,852,494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62,835,454,366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74,072,182,416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70,809,066,780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68,146,144,677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91,743,811,51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2:30.162681938</dc:date>
    <meta:editing-duration>PT6H4M25S</meta:editing-duration>
    <meta:editing-cycles>164</meta:editing-cycles>
    <meta:generator>LibreOffice/7.2.6.2$Linux_X86_64 LibreOffice_project/20$Build-2</meta:generator>
    <meta:document-statistic meta:table-count="1" meta:cell-count="48" meta:object-count="0"/>
  </office:meta>
</office:document-meta>
</file>